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0e53b" officeooo:paragraph-rsid="0020e53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5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3</text:span>L<text:span text:style-name="T2">14</text:span> German</text:p>
      <text:p text:style-name="P2"/>
      <text:p text:style-name="P3">Questions</text:p>
      <text:p text:style-name="P3"/>
      <text:p text:style-name="P3"><text:tab/>Wer?<text:tab/><text:tab/><text:span text:style-name="T1">Who?</text:span></text:p>
      <text:p text:style-name="P3"><text:tab/>Was?<text:tab/><text:tab/><text:span text:style-name="T1">What?</text:span></text:p>
      <text:p text:style-name="P3"><text:tab/>Wo?<text:tab/><text:tab/><text:span text:style-name="T1">Where?</text:span></text:p>
      <text:p text:style-name="P3"><text:tab/>Woher?<text:tab/><text:span text:style-name="T1">Where (from)?</text:span></text:p>
      <text:p text:style-name="P3"><text:tab/>Wohin?<text:tab/><text:span text:style-name="T1">Where (to)?</text:span></text:p>
      <text:p text:style-name="P3"><text:tab/>Wann?<text:tab/><text:span text:style-name="T1">When?</text:span></text:p>
      <text:p text:style-name="P3"><text:tab/>Warum?<text:tab/><text:span text:style-name="T1">Why?</text:span></text:p>
      <text:p text:style-name="P3"><text:tab/>Wie?<text:tab/><text:tab/><text:span text:style-name="T1">How?</text:span></text:p>
      <text:p text:style-name="P3"><text:tab/>Wieviel?<text:tab/><text:span text:style-name="T1">How much?</text:span></text:p>
      <text:p text:style-name="P3"><text:tab/>Wie viele?<text:tab/><text:span text:style-name="T1">How many?</text:span></text:p>
      <text:p text:style-name="P3"/>
      <text:p text:style-name="P3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3T11:58:10.883118320</dc:date>
    <meta:editing-duration>PT53M59S</meta:editing-duration>
    <meta:editing-cycles>11</meta:editing-cycles>
    <meta:generator>LibreOffice/4.4.5.2$Linux_X86_64 LibreOffice_project/40$Build-2</meta:generator>
    <meta:document-statistic meta:table-count="0" meta:image-count="0" meta:object-count="0" meta:page-count="1" meta:paragraph-count="13" meta:word-count="29" meta:character-count="173" meta:non-whitespace-character-count="143"/>
  </office:meta>
</office:document-meta>
</file>